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AdFlyer(StartDate, EndDate, Name, Type, Code)</text:p>
      <text:p text:style-name="Standard">VALUES(2020-01-01, 2020-01-08, 'New Year's Special', 'Physical', 00000001);</text:p>
      <text:p text:style-name="Standard"><text:span text:style-name="T1">(Attempt to duplicate this record should cause an error)</text:span></text:p>
      <text:p text:style-name="Standard"><text:span text:style-name="T1"/></text:p>
      <text:p text:style-name="Standard">INSERT INTO AdFlyer(StartDate, EndDate, Name, Type, Code)</text:p>
      <text:p text:style-name="Standard">VALUES(2012-02-13, 2012-02-15, 'Valentine's Day Special', 'Digital', 00000002);</text:p>
      <text:p text:style-name="Standard"/>
      <text:p text:style-name="Standard">INSERT INTO AdFlyer(StartDate, EndDate, Name, Type, Code)</text:p>
      <text:p text:style-name="Standard">VALUES(2012-02-13, 2012-02-15, 'Valentine's Day Special', 'Digital', ABCDEFGH);</text:p>
      <text:p text:style-name="P1">(letters for code cause an error)</text:p>
      <text:p text:style-name="P1"/>
      <text:p text:style-name="P2">INSERT INTO Cost(Category, Payee, Description, Amount, CostID)</text:p>
      <text:p text:style-name="P2">VALUES('Printing', 'Marketing', 'Coupon Codes', 1000.00, 52432000);</text:p>
      <text:p text:style-name="P1">(attempt to duplicate causes error)</text:p>
      <text:p text:style-name="P2"/>
      <text:p text:style-name="P2">INSERT INTO Message(Date, Time, MessageID, Body, Name)</text:p>
      <text:p text:style-name="P2">VALUES(2001-01-01, 12:15:30, 12345678, 'Good deals', 'Richard');</text:p>
      <text:p text:style-name="P2"/>
      <text:p text:style-name="P2">INSERT INTO Task(Status) VALUES('Not finished')</text:p>
      <text:p text:style-name="P1">(violation of constraint causes error)</text:p>
      <text:p text:style-name="P1"/>
      <text:p text:style-name="P2">INSERT INTO Task(Assignee) VALUES('Joe Schmoe');</text:p>
      <text:p text:style-name="P1">(attempt to duplicate this value causes an error)</text:p>
      <text:p text:style-name="P2"/>
      <text:p text:style-name="P2">INSERT INTO AdFlyer(StartDate, EndDate) VALUES(2021-01-01, 2020-12-31);</text:p>
      <text:p text:style-name="P1">(StartDate comes after EndDate &amp; causes error)</text:p>
      <text:p text:style-name="P1"/>
      <text:p text:style-name="P2">INSERT INTO AdFlyer(Type) VALUES('AHHAFHFF');</text:p>
      <text:p text:style-name="P1">(incoherent letter jumble causes error)</text:p>
      <text:p text:style-name="P1"/>
      <text:p text:style-name="P2">INSERT INTO Distance(Miles) VALUES(-5.0);</text:p>
      <text:p text:style-name="P1">(negative value causes error)</text:p>
      <text:p text:style-name="P1"/>
      <text:p text:style-name="P2">INSERT INTO Cost(Description) VALUES('179874914');</text:p>
      <text:p text:style-name="P1">(a description containing only letters causes an error)</text:p>
      <text:p text:style-name="P1"/>
      <text:p text:style-name="P2">INSERT INTO Store(Address) VALUES('249981575');</text:p>
      <text:p text:style-name="P2">INSERT INTO Store(Address) VALUES('KAJDKABNABFB');</text:p>
      <text:p text:style-name="P1">(an address containing only letters or only numbers causes an error)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8T10:48:04.69</meta:creation-date>
    <meta:document-statistic meta:table-count="0" meta:image-count="0" meta:object-count="0" meta:page-count="1" meta:paragraph-count="28" meta:word-count="172" meta:character-count="1498"/>
    <dc:date>2021-05-08T12:22:14.12</dc:date>
    <meta:editing-duration>PT48M27S</meta:editing-duration>
    <meta:editing-cycles>1</meta:editing-cycles>
    <meta:generator>OpenOffice/4.1.3$Win32 OpenOffice.org_project/413m1$Build-9783</meta:generator>
  </office:meta>
</office:document-meta>
</file>